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14.test_writer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eWriterTest_14.test_writ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eWriterTest_14.test_writer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